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JARDOTTY" svg:font-family="JARDOTTY" style:font-pitch="variable"/>
    <style:font-face style:name="Linux Libertine Display O" svg:font-family="'Linux Libertine Display O'" style:font-adornments="Bold" style:font-pitch="variable"/>
    <style:font-face style:name="Linux Libertine O" svg:font-family="'Linux Libertine O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Linux Libertine O" fo:font-size="14pt" officeooo:paragraph-rsid="000f90bb" style:font-size-asian="14pt" style:font-name-complex="Garamond" style:font-size-complex="14pt"/>
    </style:style>
    <style:style style:name="P2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Linux Libertine O" fo:font-size="14pt" officeooo:paragraph-rsid="00114ce2" style:font-size-asian="14pt" style:font-name-complex="Garamond" style:font-size-complex="14pt"/>
    </style:style>
    <style:style style:name="P3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Linux Libertine Display O" fo:font-size="18pt" fo:font-weight="bold" officeooo:rsid="000f90bb" officeooo:paragraph-rsid="000f90bb" style:font-size-asian="14pt" style:font-name-complex="Garamond" style:font-size-complex="14pt"/>
    </style:style>
    <style:style style:name="P4" style:family="paragraph" style:parent-style-name="Standard">
      <style:paragraph-properties fo:margin-top="0.106cm" fo:margin-bottom="0.106cm" loext:contextual-spacing="false" style:line-height-at-least="0.353cm" fo:text-align="justify" style:justify-single-word="false" fo:break-before="page"/>
      <style:text-properties style:font-name="Garamond" fo:font-size="10pt" officeooo:paragraph-rsid="00114ce2" style:font-size-asian="10pt" style:font-name-complex="Garamond" style:font-size-complex="14pt"/>
    </style:style>
    <style:style style:name="T1" style:family="text">
      <style:text-properties officeooo:rsid="000f90bb"/>
    </style:style>
    <style:style style:name="T2" style:family="text">
      <style:text-properties style:font-name="JARDOTTY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14ce2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apter XX – The Commandments</text:p>
      <text:p text:style-name="P1"><text:span text:style-name="T1">1. </text:span>God has revealed the Commandments in order that we may know them on His AUTHORITY, hence with absolute ease and <text:s/>_ _ _ _ _ _ _ . </text:p>
      <text:p text:style-name="P1">2. We (<text:span text:style-name="T2">can</text:span>) (<text:span text:style-name="T2">cannot</text:span>) know these laws by our unaided reason.</text:p>
      <text:p text:style-name="P1">3. Since there are ten of them, they are called the <text:s/>_ _ _ _ _ _ _ .</text:p>
      <text:p text:style-name="P1">4. They are the <text:s/>_ _ _ _ _ _ _ <text:s/>moral law in a nutshell.</text:p>
      <text:p text:style-name="P1">5. They were first revealed by God to <text:s/>_ _ _ _ _ _ _ <text:s/>on Mt. <text:s/>_ _ _ _ _ _ _ , about the year <text:s/>_ _ _ _ _ _ _ <text:s/>B.C.</text:p>
      <text:p text:style-name="P1">6. They apply to us just as much as they did to Adam, because our human <text:s/>_ _ _ _ _ _ _ <text:s/>can never change essentially.</text:p>
      <text:p text:style-name="P1">7. The first three Commandments order our life rightly towards <text:s/>_ _ _ _ _ _ _ , who is our last end.</text:p>
      <text:p text:style-name="P1">8. The next seven order our life rightly towards our <text:s/>_ _ _ _ _ _ _ .</text:p>
      <text:p text:style-name="P1">9. By obeying the first three Commandments, we acknowledge God's unity, <text:s/>_ _ _ _ _ _ _ <text:s/>and <text:s/>_ _ _ _ _ _ _ .</text:p>
      <text:p text:style-name="P1">10. A man says: “God may exist, or He may not. If He does exist, we can never be sure of His existence.” Such a man is (<text:span text:style-name="T2">an atheist</text:span>) (<text:span text:style-name="T2">an agnostic</text:span>) (<text:span text:style-name="T2">an idolater</text:span>).</text:p>
      <text:p text:style-name="P2">11. A man says: “I am quite sure that there is no God.” Such a man is (<text:span text:style-name="T2">an atheist</text:span>) (<text:span text:style-name="T2">an agnostic</text:span>) (<text:span text:style-name="T2">an idolater</text:span>).</text:p>
      <text:p text:style-name="P1">12. A man thinks that the state is God and hence gives it divine worship. He is an <text:s/>_ _ _ _ _ _ _ .</text:p>
      <text:p text:style-name="P1">13. To deny God's existence is the worst of sins, because it is the most <text:s/>_ _ _ _ _ _ _ <text:s/>thing a man can do.</text:p>
      <text:p text:style-name="P1">14. It is therefore most opposed to man's <text:s/>_ _ _ _ _ _ _ <text:s/>as a rational being.</text:p>
      <text:p text:style-name="P1">15. To take God's name in vain is in itself a (<text:span text:style-name="T2">more</text:span>) (<text:span text:style-name="T2">less</text:span>) serious sin than to deny His existence.</text:p>
      <text:p text:style-name="P1">16. To fail to pay one's debt of worship to God is in itself a (<text:span text:style-name="T2">more</text:span>) (<text:span text:style-name="T2">less</text:span>) serious sin that to doubt His existence.</text:p>
      <text:p text:style-name="P1">17. After God, we owe most to <text:s/>_ _ _ _ _ _ _ .</text:p>
      <text:p text:style-name="P1">18. Man's most fundamental right is his right to his <text:s/>_ _ _ _ _ _ _ .</text:p>
      <text:p text:style-name="P1">19. Anger, if unwarranted and excessive, is forbidden by the <text:s/>_ _ _ _ _ _ _ <text:s/>Commandment.</text:p>
      <text:p text:style-name="P1">20. The Commandments (<text:span text:style-name="T2">condemn</text:span>) (<text:span text:style-name="T2">do not condemn</text:span>) us to a life of inactivity.</text:p>
      <text:p text:style-name="P1"><text:soft-page-break/>21. We can keep all the Commandments if we co-operate with God's <text:s/>_ _ _ _ _ _ _ .</text:p>
      <text:p text:style-name="P1">22. A (<text:span text:style-name="T2">positive</text:span>) (<text:span text:style-name="T2">negative</text:span>) command obliges everybody, all the time, everywhere.</text:p>
      <text:p text:style-name="P1">23. A man is happy when he has no <text:s/>_ _ _ _ _ _ _ <text:s/>unsatisfied.</text:p>
      <text:p text:style-name="P1">24. The only way to be happy is to have no <text:s/>_ _ _ _ _ _ _ <text:s/>desires.</text:p>
      <text:p text:style-name="P1">25. This is possible only if we practise the moral <text:s/>_ _ _ _ _ _ _ .</text:p>
      <text:p text:style-name="P1">26. A moral virtue is simply a good <text:s/>_ _ _ _ _ _ _ .</text:p>
      <text:p text:style-name="P1">27. A vice will therefore be a bad <text:s/>_ _ _ _ _ _ _ .</text:p>
      <text:p text:style-name="P1">28. Our happiness in this life and in the next will be proportionate to our union with <text:s/>_ _ _ _ _ _ _ , through the supernatural virtue of <text:s/>_ _ _ _ _ _ _ .</text:p>
      <text:p text:style-name="P1">29. Our Divine Saviour accordingly reduced the ten Commandments to one by saying that we must have a supernatural love of <text:s/>_ _ _ _ _ _ _ <text:s/>and of our <text:s/>_ _ _ _ _ _ _ .</text:p>
      <text:p text:style-name="P1">30. The effort I have to make to obey the Commandments is a test of my love of God, for Christ has said: “If you love Me, keep my <text:s/>_ _ _ _ _ _ _ .” </text:p>
      <text:p text:style-name="P1"/>
      <text:p text:style-name="P4">God has revealed the Commandments in order that we may know them on His AUTHORITY, hence with absolute ease and (<text:span text:style-name="T4">certitude</text:span>). 2. We (<text:span text:style-name="T3">can</text:span>) (cannot) know these laws by our unaided reason. 3. Since there are ten of them, they are called the (<text:span text:style-name="T4">decalogue</text:span>). 4. They are the (<text:span text:style-name="T4">natural</text:span>) moral law in a nutshell. 5. They were first revealed by God to (<text:span text:style-name="T4">Moses</text:span>) on Mt. (<text:span text:style-name="T4">Sinai</text:span>), about the year (<text:span text:style-name="T4">1440</text:span>) B.C. 6. They apply to us just as much as they did to Adam, because our human (<text:span text:style-name="T4">nature</text:span>) can never change essentially. 7. The first three Commandments order our life rightly towards (<text:span text:style-name="T4">God</text:span>), who is our last end. 8. The next seven order our life rightly towards our (<text:span text:style-name="T4">neighbour</text:span>). 9. By obeying the first three Commandments, we acknowledge God's unity, (<text:span text:style-name="T4">truth</text:span>) and (<text:span text:style-name="T4">goodness</text:span>). 10. A man says: “God may exist, or He may not. If He does exist, we can never be sure of His existence.” Such a man is (an atheist) (<text:span text:style-name="T3">an agnostic</text:span>) (an idolater). 11. A man says: “I am quite sure that there is no God.” Such a man is (<text:span text:style-name="T3">an atheist</text:span>) (an agnostic) (an idolater). 12. A man thinks that the state is God and hence gives it divine worship. He is an (<text:span text:style-name="T4">idolater</text:span>). 13. To deny God's existence is the worst of sins, because it is the most (<text:span text:style-name="T4">unreasonable</text:span>) thing a man can do. 14. It is therefore most opposed to man's (<text:span text:style-name="T4">nature</text:span>) as a rational being. 15. To take God's name in vain is in itself a (more) (<text:span text:style-name="T3">less</text:span>) serious sin than to deny His existence. 16. To fail to pay one's debt of worship to God is in itself a (more) (<text:span text:style-name="T3">less</text:span>) serious sin that to doubt His existence. 17. After God, we owe most to (<text:span text:style-name="T4">our parents</text:span>). 18. Man's most fundamental right is his right to his (<text:span text:style-name="T4">life</text:span>). 19. Anger, if unwarranted and excessive, is forbidden by the (<text:span text:style-name="T4">fifth</text:span>) Commandment. 20. The Commandments (condemn) (<text:span text:style-name="T3">do not condemn</text:span>) us to a life of inactivity. 21. We can keep all the Commandments if we co-operate with God's (<text:span text:style-name="T4">grace</text:span>). 22. A (positive) (<text:span text:style-name="T3">negative</text:span>) command obliges everybody, all the time, everywhere. 23. A man is happy when he has no (<text:span text:style-name="T4">desires</text:span>) unsatisfied. 24. The only way to be happy is to have no (<text:span text:style-name="T4">unreasonable</text:span>) desires. 25. This is possible only if we practise the moral (<text:span text:style-name="T4">virtues</text:span>). 26. A moral virtue is simply a good (<text:span text:style-name="T4">habit</text:span>). 27. A vice will therefore be a bad (<text:span text:style-name="T4">habit</text:span>). 28. Our happiness in this life and in the next will be proportionate to our union with (<text:span text:style-name="T4">God</text:span>), through the supernatural virtue of (<text:span text:style-name="T4">Charity</text:span>). 29. Our Divine Saviour accordingly reduced the ten Commandments to one by saying that we must have a supernatural love of (<text:span text:style-name="T4">God</text:span>) and of our (<text:span text:style-name="T4">neighbour</text:span>). 30. The effort I have to make to obey the Commandments is a test of my love of God, for Christ has said: “If you love Me, keep my (<text:span text:style-name="T4">commandments</text:span>).”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JARDOTTY" svg:font-family="JARDOTTY" style:font-pitch="variable"/>
    <style:font-face style:name="Linux Libertine Display O" svg:font-family="'Linux Libertine Display O'" style:font-adornments="Bold" style:font-pitch="variable"/>
    <style:font-face style:name="Linux Libertine O" svg:font-family="'Linux Libertine O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09:26:52.542146968</meta:creation-date>
    <meta:print-date>2016-02-01T09:32:58.040615454</meta:print-date>
    <dc:date>2016-02-01T10:16:49.091334681</dc:date>
    <meta:editing-duration>PT49M56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3" meta:paragraph-count="32" meta:word-count="1165" meta:character-count="5483" meta:non-whitespace-character-count="4307"/>
  </office:meta>
</office:document-meta>
</file>